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4cm"/>
    </style:style>
    <style:style style:name="co2" style:family="table-column">
      <style:table-column-properties fo:break-before="auto" style:column-width="1.919cm"/>
    </style:style>
    <style:style style:name="co3" style:family="table-column">
      <style:table-column-properties fo:break-before="auto" style:column-width="2.584cm"/>
    </style:style>
    <style:style style:name="co4" style:family="table-column">
      <style:table-column-properties fo:break-before="auto" style:column-width="2.224cm"/>
    </style:style>
    <style:style style:name="co5" style:family="table-column">
      <style:table-column-properties fo:break-before="auto" style:column-width="2.307cm"/>
    </style:style>
    <style:style style:name="co6" style:family="table-column">
      <style:table-column-properties fo:break-before="auto" style:column-width="3.029cm"/>
    </style:style>
    <style:style style:name="co7" style:family="table-column">
      <style:table-column-properties fo:break-before="auto" style:column-width="2.168cm"/>
    </style:style>
    <style:style style:name="co8" style:family="table-column">
      <style:table-column-properties fo:break-before="auto" style:column-width="3.528cm"/>
    </style:style>
    <style:style style:name="co9" style:family="table-column">
      <style:table-column-properties fo:break-before="auto" style:column-width="3.861cm"/>
    </style:style>
    <style:style style:name="co10" style:family="table-column">
      <style:table-column-properties fo:break-before="auto" style:column-width="5.332cm"/>
    </style:style>
    <style:style style:name="co11" style:family="table-column">
      <style:table-column-properties fo:break-before="auto" style:column-width="5.415cm"/>
    </style:style>
    <style:style style:name="co12" style:family="table-column">
      <style:table-column-properties fo:break-before="auto" style:column-width="6.137cm"/>
    </style:style>
    <style:style style:name="co13" style:family="table-column">
      <style:table-column-properties fo:break-before="auto" style:column-width="5.166cm"/>
    </style:style>
    <style:style style:name="co14" style:family="table-column">
      <style:table-column-properties fo:break-before="auto" style:column-width="6.636cm"/>
    </style:style>
    <style:style style:name="co15" style:family="table-column">
      <style:table-column-properties fo:break-before="auto" style:column-width="3.168cm"/>
    </style:style>
    <style:style style:name="co16" style:family="table-column">
      <style:table-column-properties fo:break-before="auto" style:column-width="3.251cm"/>
    </style:style>
    <style:style style:name="co17" style:family="table-column">
      <style:table-column-properties fo:break-before="auto" style:column-width="3.972cm"/>
    </style:style>
    <style:style style:name="co18" style:family="table-column">
      <style:table-column-properties fo:break-before="auto" style:column-width="3.112cm"/>
    </style:style>
    <style:style style:name="co19" style:family="table-column">
      <style:table-column-properties fo:break-before="auto" style:column-width="4.471cm"/>
    </style:style>
    <style:style style:name="co20" style:family="table-column">
      <style:table-column-properties fo:break-before="auto" style:column-width="1.974cm"/>
    </style:style>
    <style:style style:name="co21" style:family="table-column">
      <style:table-column-properties fo:break-before="auto" style:column-width="3.889cm"/>
    </style:style>
    <style:style style:name="co2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ParticipantID</text:p>
          </table:table-cell>
          <table:table-cell office:value-type="string">
            <text:p><text:s/>Condition</text:p>
          </table:table-cell>
          <table:table-cell office:value-type="string">
            <text:p>Collaboration1</text:p>
          </table:table-cell>
          <table:table-cell office:value-type="string">
            <text:p>Enjoyment1</text:p>
          </table:table-cell>
          <table:table-cell office:value-type="string">
            <text:p>Exploration1</text:p>
          </table:table-cell>
          <table:table-cell office:value-type="string">
            <text:p>Expressiveness1</text:p>
          </table:table-cell>
          <table:table-cell office:value-type="string">
            <text:p>Immersion1</text:p>
          </table:table-cell>
          <table:table-cell office:value-type="string">
            <text:p>ResultsWorthEffort1</text:p>
          </table:table-cell>
          <table:table-cell office:value-type="string">
            <text:p>Collaboration2</text:p>
          </table:table-cell>
          <table:table-cell office:value-type="string">
            <text:p>Enjoyment2</text:p>
          </table:table-cell>
          <table:table-cell office:value-type="string">
            <text:p>Exploration2</text:p>
          </table:table-cell>
          <table:table-cell office:value-type="string">
            <text:p>Expressiveness2</text:p>
          </table:table-cell>
          <table:table-cell office:value-type="string">
            <text:p>Immersion2</text:p>
          </table:table-cell>
          <table:table-cell office:value-type="string">
            <text:p>ResultsWorthEffort2</text:p>
          </table:table-cell>
          <table:table-cell office:value-type="string">
            <text:p>Collaboration_Sum</text:p>
          </table:table-cell>
          <table:table-cell office:value-type="string">
            <text:p>Enjoyment_Sum</text:p>
          </table:table-cell>
          <table:table-cell office:value-type="string">
            <text:p>Exploration_Sum</text:p>
          </table:table-cell>
          <table:table-cell office:value-type="string">
            <text:p>Expressiveness_Sum</text:p>
          </table:table-cell>
          <table:table-cell office:value-type="string">
            <text:p>Immersion_Sum</text:p>
          </table:table-cell>
          <table:table-cell office:value-type="string">
            <text:p>ResultsWorthEffort_Sum</text:p>
          </table:table-cell>
          <table:table-cell office:value-type="string">
            <text:p>Collaboration_Average</text:p>
          </table:table-cell>
          <table:table-cell office:value-type="string">
            <text:p><text:s/>Enjoyment_Average</text:p>
          </table:table-cell>
          <table:table-cell office:value-type="string">
            <text:p><text:s/>Exploration_Average</text:p>
          </table:table-cell>
          <table:table-cell office:value-type="string">
            <text:p><text:s/>Expressiveness_Average</text:p>
          </table:table-cell>
          <table:table-cell office:value-type="string">
            <text:p>Immersion_Average</text:p>
          </table:table-cell>
          <table:table-cell office:value-type="string">
            <text:p><text:s/>ResultsWorthEffort_Average</text:p>
          </table:table-cell>
          <table:table-cell office:value-type="string">
            <text:p>Collaboration_Count</text:p>
          </table:table-cell>
          <table:table-cell office:value-type="string">
            <text:p>Enjoyment_Count</text:p>
          </table:table-cell>
          <table:table-cell office:value-type="string">
            <text:p>Exploration_Count</text:p>
          </table:table-cell>
          <table:table-cell office:value-type="string">
            <text:p>Expressiveness_Count</text:p>
          </table:table-cell>
          <table:table-cell office:value-type="string">
            <text:p>Immersion_Count</text:p>
          </table:table-cell>
          <table:table-cell office:value-type="string">
            <text:p>ResultsWorthEffort_Count</text:p>
          </table:table-cell>
          <table:table-cell office:value-type="string">
            <text:p><text:s/>CSIScore</text:p>
          </table:table-cell>
          <table:table-cell office:value-type="string">
            <text:p>CSIScore recalculated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table:formula="of:=[.C2]+[.I2]" office:value-type="float" office:value="0">
            <text:p>0</text:p>
          </table:table-cell>
          <table:table-cell table:formula="of:=[.D2]+[.J2]" office:value-type="float" office:value="11">
            <text:p>11</text:p>
          </table:table-cell>
          <table:table-cell table:formula="of:=[.E2]+[.K2]" office:value-type="float" office:value="13">
            <text:p>13</text:p>
          </table:table-cell>
          <table:table-cell table:formula="of:=[.F2]+[.L2]" office:value-type="float" office:value="3">
            <text:p>3</text:p>
          </table:table-cell>
          <table:table-cell table:formula="of:=[.G2]+[.M2]" office:value-type="float" office:value="14">
            <text:p>14</text:p>
          </table:table-cell>
          <table:table-cell table:formula="of:=[.H2]+[.N2]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1.5">
            <text:p>1.5</text:p>
          </table:table-cell>
          <table:table-cell office:value-type="float" office:value="7">
            <text:p>7</text:p>
          </table:table-cell>
          <table:table-cell office:value-type="float" office:value="5.5">
            <text:p>5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4.333332">
            <text:p>34.333332</text:p>
          </table:table-cell>
          <table:table-cell table:formula="of:=(([.C2]+[.I2])*[.AA2]+([.D2]+[.J2])*[.AB2]+([.E2]+[.K2])*[.AC2]+([.F2]+[.L2])*[.AD2]+([.G2]+[.M2])*[.AE2]+([.H2]+[.N2])*[.AF2])/3" office:value-type="float" office:value="34.3333333333333">
            <text:p>34.33333333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3]+[.I3]" office:value-type="float" office:value="0">
            <text:p>0</text:p>
          </table:table-cell>
          <table:table-cell table:formula="of:=[.D3]+[.J3]" office:value-type="float" office:value="2">
            <text:p>2</text:p>
          </table:table-cell>
          <table:table-cell table:formula="of:=[.E3]+[.K3]" office:value-type="float" office:value="3">
            <text:p>3</text:p>
          </table:table-cell>
          <table:table-cell table:formula="of:=[.F3]+[.L3]" office:value-type="float" office:value="2">
            <text:p>2</text:p>
          </table:table-cell>
          <table:table-cell table:formula="of:=[.G3]+[.M3]" office:value-type="float" office:value="1">
            <text:p>1</text:p>
          </table:table-cell>
          <table:table-cell table:formula="of:=[.H3]+[.N3]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(([.C3]+[.I3])*[.AA3]+([.D3]+[.J3])*[.AB3]+([.E3]+[.K3])*[.AC3]+([.F3]+[.L3])*[.AD3]+([.G3]+[.M3])*[.AE3]+([.H3]+[.N3])*[.AF3])/3"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formula="of:=[.C4]+[.I4]" office:value-type="float" office:value="0">
            <text:p>0</text:p>
          </table:table-cell>
          <table:table-cell table:formula="of:=[.D4]+[.J4]" office:value-type="float" office:value="9">
            <text:p>9</text:p>
          </table:table-cell>
          <table:table-cell table:formula="of:=[.E4]+[.K4]" office:value-type="float" office:value="11">
            <text:p>11</text:p>
          </table:table-cell>
          <table:table-cell table:formula="of:=[.F4]+[.L4]" office:value-type="float" office:value="12">
            <text:p>12</text:p>
          </table:table-cell>
          <table:table-cell table:formula="of:=[.G4]+[.M4]" office:value-type="float" office:value="15">
            <text:p>15</text:p>
          </table:table-cell>
          <table:table-cell table:formula="of:=[.H4]+[.N4]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6.5">
            <text:p>6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8.333332">
            <text:p>58.333332</text:p>
          </table:table-cell>
          <table:table-cell table:formula="of:=(([.C4]+[.I4])*[.AA4]+([.D4]+[.J4])*[.AB4]+([.E4]+[.K4])*[.AC4]+([.F4]+[.L4])*[.AD4]+([.G4]+[.M4])*[.AE4]+([.H4]+[.N4])*[.AF4])/3" office:value-type="float" office:value="58.3333333333333">
            <text:p>58.33333333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C5]+[.I5]" office:value-type="float" office:value="0">
            <text:p>0</text:p>
          </table:table-cell>
          <table:table-cell table:formula="of:=[.D5]+[.J5]" office:value-type="float" office:value="6">
            <text:p>6</text:p>
          </table:table-cell>
          <table:table-cell table:formula="of:=[.E5]+[.K5]" office:value-type="float" office:value="8">
            <text:p>8</text:p>
          </table:table-cell>
          <table:table-cell table:formula="of:=[.F5]+[.L5]" office:value-type="float" office:value="7">
            <text:p>7</text:p>
          </table:table-cell>
          <table:table-cell table:formula="of:=[.G5]+[.M5]" office:value-type="float" office:value="0">
            <text:p>0</text:p>
          </table:table-cell>
          <table:table-cell table:formula="of:=[.H5]+[.N5]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(([.C5]+[.I5])*[.AA5]+([.D5]+[.J5])*[.AB5]+([.E5]+[.K5])*[.AC5]+([.F5]+[.L5])*[.AD5]+([.G5]+[.M5])*[.AE5]+([.H5]+[.N5])*[.AF5])/3" office:value-type="float" office:value="30">
            <text:p>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6]+[.I6]" office:value-type="float" office:value="0">
            <text:p>0</text:p>
          </table:table-cell>
          <table:table-cell table:formula="of:=[.D6]+[.J6]" office:value-type="float" office:value="13">
            <text:p>13</text:p>
          </table:table-cell>
          <table:table-cell table:formula="of:=[.E6]+[.K6]" office:value-type="float" office:value="14">
            <text:p>14</text:p>
          </table:table-cell>
          <table:table-cell table:formula="of:=[.F6]+[.L6]" office:value-type="float" office:value="14">
            <text:p>14</text:p>
          </table:table-cell>
          <table:table-cell table:formula="of:=[.G6]+[.M6]" office:value-type="float" office:value="9">
            <text:p>9</text:p>
          </table:table-cell>
          <table:table-cell table:formula="of:=[.H6]+[.N6]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6.5">
            <text:p>6.5</text:p>
          </table:table-cell>
          <table:table-cell table:number-columns-repeated="2" office:value-type="float" office:value="7">
            <text:p>7</text:p>
          </table:table-cell>
          <table:table-cell office:value-type="float" office:value="4.5">
            <text:p>4.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4.666664">
            <text:p>64.666664</text:p>
          </table:table-cell>
          <table:table-cell table:formula="of:=(([.C6]+[.I6])*[.AA6]+([.D6]+[.J6])*[.AB6]+([.E6]+[.K6])*[.AC6]+([.F6]+[.L6])*[.AD6]+([.G6]+[.M6])*[.AE6]+([.H6]+[.N6])*[.AF6])/3" office:value-type="float" office:value="64.6666666666667">
            <text:p>64.666666666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C7]+[.I7]" office:value-type="float" office:value="0">
            <text:p>0</text:p>
          </table:table-cell>
          <table:table-cell table:formula="of:=[.D7]+[.J7]" office:value-type="float" office:value="13">
            <text:p>13</text:p>
          </table:table-cell>
          <table:table-cell table:formula="of:=[.E7]+[.K7]" office:value-type="float" office:value="8">
            <text:p>8</text:p>
          </table:table-cell>
          <table:table-cell table:formula="of:=[.F7]+[.L7]" office:value-type="float" office:value="10">
            <text:p>10</text:p>
          </table:table-cell>
          <table:table-cell table:formula="of:=[.G7]+[.M7]" office:value-type="float" office:value="12">
            <text:p>12</text:p>
          </table:table-cell>
          <table:table-cell table:formula="of:=[.H7]+[.N7]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.5">
            <text:p>6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(([.C7]+[.I7])*[.AA7]+([.D7]+[.J7])*[.AB7]+([.E7]+[.K7])*[.AC7]+([.F7]+[.L7])*[.AD7]+([.G7]+[.M7])*[.AE7]+([.H7]+[.N7])*[.AF7])/3" office:value-type="float" office:value="50">
            <text:p>5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C8]+[.I8]" office:value-type="float" office:value="0">
            <text:p>0</text:p>
          </table:table-cell>
          <table:table-cell table:formula="of:=[.D8]+[.J8]" office:value-type="float" office:value="11">
            <text:p>11</text:p>
          </table:table-cell>
          <table:table-cell table:formula="of:=[.E8]+[.K8]" office:value-type="float" office:value="13">
            <text:p>13</text:p>
          </table:table-cell>
          <table:table-cell table:formula="of:=[.F8]+[.L8]" office:value-type="float" office:value="11">
            <text:p>11</text:p>
          </table:table-cell>
          <table:table-cell table:formula="of:=[.G8]+[.M8]" office:value-type="float" office:value="8">
            <text:p>8</text:p>
          </table:table-cell>
          <table:table-cell table:formula="of:=[.H8]+[.N8]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5.5">
            <text:p>5.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7.666668">
            <text:p>57.666668</text:p>
          </table:table-cell>
          <table:table-cell table:formula="of:=(([.C8]+[.I8])*[.AA8]+([.D8]+[.J8])*[.AB8]+([.E8]+[.K8])*[.AC8]+([.F8]+[.L8])*[.AD8]+([.G8]+[.M8])*[.AE8]+([.H8]+[.N8])*[.AF8])/3" office:value-type="float" office:value="57.6666666666667">
            <text:p>57.666666666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9]+[.I9]" office:value-type="float" office:value="0">
            <text:p>0</text:p>
          </table:table-cell>
          <table:table-cell table:formula="of:=[.D9]+[.J9]" office:value-type="float" office:value="9">
            <text:p>9</text:p>
          </table:table-cell>
          <table:table-cell table:formula="of:=[.E9]+[.K9]" office:value-type="float" office:value="7">
            <text:p>7</text:p>
          </table:table-cell>
          <table:table-cell table:formula="of:=[.F9]+[.L9]" office:value-type="float" office:value="15">
            <text:p>15</text:p>
          </table:table-cell>
          <table:table-cell table:formula="of:=[.G9]+[.M9]" office:value-type="float" office:value="13">
            <text:p>13</text:p>
          </table:table-cell>
          <table:table-cell table:formula="of:=[.H9]+[.N9]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6.5">
            <text:p>6.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4.666664">
            <text:p>64.666664</text:p>
          </table:table-cell>
          <table:table-cell table:formula="of:=(([.C9]+[.I9])*[.AA9]+([.D9]+[.J9])*[.AB9]+([.E9]+[.K9])*[.AC9]+([.F9]+[.L9])*[.AD9]+([.G9]+[.M9])*[.AE9]+([.H9]+[.N9])*[.AF9])/3" office:value-type="float" office:value="64.6666666666667">
            <text:p>64.66666666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formula="of:=[.C10]+[.I10]" office:value-type="float" office:value="0">
            <text:p>0</text:p>
          </table:table-cell>
          <table:table-cell table:formula="of:=[.D10]+[.J10]" office:value-type="float" office:value="4">
            <text:p>4</text:p>
          </table:table-cell>
          <table:table-cell table:formula="of:=[.E10]+[.K10]" office:value-type="float" office:value="4">
            <text:p>4</text:p>
          </table:table-cell>
          <table:table-cell table:formula="of:=[.F10]+[.L10]" office:value-type="float" office:value="8">
            <text:p>8</text:p>
          </table:table-cell>
          <table:table-cell table:formula="of:=[.G10]+[.M10]" office:value-type="float" office:value="5">
            <text:p>5</text:p>
          </table:table-cell>
          <table:table-cell table:formula="of:=[.H10]+[.N10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(([.C10]+[.I10])*[.AA10]+([.D10]+[.J10])*[.AB10]+([.E10]+[.K10])*[.AC10]+([.F10]+[.L10])*[.AD10]+([.G10]+[.M10])*[.AE10]+([.H10]+[.N10])*[.AF10])/3" office:value-type="float" office:value="24">
            <text:p>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[.C11]+[.I11]" office:value-type="float" office:value="0">
            <text:p>0</text:p>
          </table:table-cell>
          <table:table-cell table:formula="of:=[.D11]+[.J11]" office:value-type="float" office:value="16">
            <text:p>16</text:p>
          </table:table-cell>
          <table:table-cell table:formula="of:=[.E11]+[.K11]" office:value-type="float" office:value="12">
            <text:p>12</text:p>
          </table:table-cell>
          <table:table-cell table:formula="of:=[.F11]+[.L11]" office:value-type="float" office:value="12">
            <text:p>12</text:p>
          </table:table-cell>
          <table:table-cell table:formula="of:=[.G11]+[.M11]" office:value-type="float" office:value="10">
            <text:p>10</text:p>
          </table:table-cell>
          <table:table-cell table:formula="of:=[.H11]+[.N11]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6.666664">
            <text:p>66.666664</text:p>
          </table:table-cell>
          <table:table-cell table:formula="of:=(([.C11]+[.I11])*[.AA11]+([.D11]+[.J11])*[.AB11]+([.E11]+[.K11])*[.AC11]+([.F11]+[.L11])*[.AD11]+([.G11]+[.M11])*[.AE11]+([.H11]+[.N11])*[.AF11])/3" office:value-type="float" office:value="66.6666666666667">
            <text:p>66.66666666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C12]+[.I12]" office:value-type="float" office:value="0">
            <text:p>0</text:p>
          </table:table-cell>
          <table:table-cell table:formula="of:=[.D12]+[.J12]" office:value-type="float" office:value="7">
            <text:p>7</text:p>
          </table:table-cell>
          <table:table-cell table:formula="of:=[.E12]+[.K12]" office:value-type="float" office:value="7">
            <text:p>7</text:p>
          </table:table-cell>
          <table:table-cell table:formula="of:=[.F12]+[.L12]" office:value-type="float" office:value="7">
            <text:p>7</text:p>
          </table:table-cell>
          <table:table-cell table:formula="of:=[.G12]+[.M12]" office:value-type="float" office:value="8">
            <text:p>8</text:p>
          </table:table-cell>
          <table:table-cell table:formula="of:=[.H12]+[.N12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formula="of:=(([.C12]+[.I12])*[.AA12]+([.D12]+[.J12])*[.AB12]+([.E12]+[.K12])*[.AC12]+([.F12]+[.L12])*[.AD12]+([.G12]+[.M12])*[.AE12]+([.H12]+[.N12])*[.AF12])/3" office:value-type="float" office:value="36">
            <text:p>3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13]+[.I13]" office:value-type="float" office:value="0">
            <text:p>0</text:p>
          </table:table-cell>
          <table:table-cell table:formula="of:=[.D13]+[.J13]" office:value-type="float" office:value="7">
            <text:p>7</text:p>
          </table:table-cell>
          <table:table-cell table:formula="of:=[.E13]+[.K13]" office:value-type="float" office:value="6">
            <text:p>6</text:p>
          </table:table-cell>
          <table:table-cell table:formula="of:=[.F13]+[.L13]" office:value-type="float" office:value="11">
            <text:p>11</text:p>
          </table:table-cell>
          <table:table-cell table:formula="of:=[.G13]+[.M13]" office:value-type="float" office:value="5">
            <text:p>5</text:p>
          </table:table-cell>
          <table:table-cell table:formula="of:=[.H13]+[.N13]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5.5">
            <text:p>5.5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6.333332">
            <text:p>36.333332</text:p>
          </table:table-cell>
          <table:table-cell table:formula="of:=(([.C13]+[.I13])*[.AA13]+([.D13]+[.J13])*[.AB13]+([.E13]+[.K13])*[.AC13]+([.F13]+[.L13])*[.AD13]+([.G13]+[.M13])*[.AE13]+([.H13]+[.N13])*[.AF13])/3" office:value-type="float" office:value="36.3333333333333">
            <text:p>36.333333333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4]+[.I14]" office:value-type="float" office:value="0">
            <text:p>0</text:p>
          </table:table-cell>
          <table:table-cell table:formula="of:=[.D14]+[.J14]" office:value-type="float" office:value="3">
            <text:p>3</text:p>
          </table:table-cell>
          <table:table-cell table:formula="of:=[.E14]+[.K14]" office:value-type="float" office:value="3">
            <text:p>3</text:p>
          </table:table-cell>
          <table:table-cell table:formula="of:=[.F14]+[.L14]" office:value-type="float" office:value="7">
            <text:p>7</text:p>
          </table:table-cell>
          <table:table-cell table:formula="of:=[.G14]+[.M14]" office:value-type="float" office:value="4">
            <text:p>4</text:p>
          </table:table-cell>
          <table:table-cell table:formula="of:=[.H14]+[.N14]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.333334">
            <text:p>19.333334</text:p>
          </table:table-cell>
          <table:table-cell table:formula="of:=(([.C14]+[.I14])*[.AA14]+([.D14]+[.J14])*[.AB14]+([.E14]+[.K14])*[.AC14]+([.F14]+[.L14])*[.AD14]+([.G14]+[.M14])*[.AE14]+([.H14]+[.N14])*[.AF14])/3" office:value-type="float" office:value="19.3333333333333">
            <text:p>19.3333333333</text:p>
          </table:table-cell>
        </table:table-row>
        <table:table-row table:style-name="ro1">
          <table:table-cell table:number-columns-repeated="14"/>
          <table:table-cell table:formula="of:=AVERAGE([.O2:.O14])" office:value-type="float" office:value="0">
            <text:p>0</text:p>
          </table:table-cell>
          <table:table-cell table:formula="of:=AVERAGE([.P2:.P14])" office:value-type="float" office:value="8.53846153846154">
            <text:p>8.5384615385</text:p>
          </table:table-cell>
          <table:table-cell table:style-name="ce1" table:formula="of:=AVERAGE([.Q2:.Q14])" office:value-type="float" office:value="8.38461538461539">
            <text:p>8.3846153846</text:p>
          </table:table-cell>
          <table:table-cell table:style-name="ce1" table:formula="of:=AVERAGE([.R2:.R14])" office:value-type="float" office:value="9.15384615384615">
            <text:p>9.1538461538</text:p>
          </table:table-cell>
          <table:table-cell table:style-name="ce1" table:formula="of:=AVERAGE([.S2:.S14])" office:value-type="float" office:value="8">
            <text:p>8</text:p>
          </table:table-cell>
          <table:table-cell table:style-name="ce1" table:formula="of:=AVERAGE([.T2:.T14])" office:value-type="float" office:value="9.07692307692308">
            <text:p>9.0769230769</text:p>
          </table:table-cell>
          <table:table-cell table:style-name="ce1" table:formula="of:=AVERAGE([.U2:.U14])" office:value-type="float" office:value="0">
            <text:p>0</text:p>
          </table:table-cell>
          <table:table-cell table:style-name="ce1" table:formula="of:=AVERAGE([.V2:.V14])" office:value-type="float" office:value="4.26923076923077">
            <text:p>4.2692307692</text:p>
          </table:table-cell>
          <table:table-cell table:style-name="ce1" table:formula="of:=AVERAGE([.W2:.W14])" office:value-type="float" office:value="4.19230769230769">
            <text:p>4.1923076923</text:p>
          </table:table-cell>
          <table:table-cell table:style-name="ce1" table:formula="of:=AVERAGE([.X2:.X14])" office:value-type="float" office:value="4.57692307692308">
            <text:p>4.5769230769</text:p>
          </table:table-cell>
          <table:table-cell table:style-name="ce1" table:formula="of:=AVERAGE([.Y2:.Y14])" office:value-type="float" office:value="4">
            <text:p>4</text:p>
          </table:table-cell>
          <table:table-cell table:style-name="ce1" table:formula="of:=AVERAGE([.Z2:.Z14])" office:value-type="float" office:value="4.53846153846154">
            <text:p>4.5384615385</text:p>
          </table:table-cell>
          <table:table-cell table:style-name="ce1" table:formula="of:=AVERAGE([.AA2:.AA14])" office:value-type="float" office:value="0.384615384615385">
            <text:p>0.3846153846</text:p>
          </table:table-cell>
          <table:table-cell table:style-name="ce1" table:formula="of:=AVERAGE([.AB2:.AB14])" office:value-type="float" office:value="2.38461538461538">
            <text:p>2.3846153846</text:p>
          </table:table-cell>
          <table:table-cell table:style-name="ce1" table:formula="of:=AVERAGE([.AC2:.AC14])" office:value-type="float" office:value="3.38461538461538">
            <text:p>3.3846153846</text:p>
          </table:table-cell>
          <table:table-cell table:style-name="ce1" table:formula="of:=AVERAGE([.AD2:.AD14])" office:value-type="float" office:value="3.46153846153846">
            <text:p>3.4615384615</text:p>
          </table:table-cell>
          <table:table-cell table:style-name="ce1" table:formula="of:=AVERAGE([.AE2:.AE14])" office:value-type="float" office:value="2.07692307692308">
            <text:p>2.0769230769</text:p>
          </table:table-cell>
          <table:table-cell table:style-name="ce1" table:formula="of:=AVERAGE([.AF2:.AF14])" office:value-type="float" office:value="3.30769230769231">
            <text:p>3.3076923077</text:p>
          </table:table-cell>
          <table:table-cell/>
          <table:table-cell table:formula="of:=AVERAGE([.AH2:.AH14])" office:value-type="float" office:value="42.4615384615385">
            <text:p>42.4615384615</text:p>
          </table:table-cell>
        </table:table-row>
        <table:table-row table:style-name="ro1">
          <table:table-cell table:number-columns-repeated="14"/>
          <table:table-cell table:formula="of:=STDEV([.O2:.O14])" office:value-type="float" office:value="0">
            <text:p>0</text:p>
          </table:table-cell>
          <table:table-cell table:formula="of:=STDEV([.P2:.P14])" office:value-type="float" office:value="4.21535654117546">
            <text:p>4.2153565412</text:p>
          </table:table-cell>
          <table:table-cell table:style-name="ce1" table:formula="of:=STDEV([.Q2:.Q14])" office:value-type="float" office:value="3.88455191621165">
            <text:p>3.8845519162</text:p>
          </table:table-cell>
          <table:table-cell table:style-name="ce1" table:formula="of:=STDEV([.R2:.R14])" office:value-type="float" office:value="3.93374617563957">
            <text:p>3.9337461756</text:p>
          </table:table-cell>
          <table:table-cell table:style-name="ce1" table:formula="of:=STDEV([.S2:.S14])" office:value-type="float" office:value="4.81317635939788">
            <text:p>4.8131763594</text:p>
          </table:table-cell>
          <table:table-cell table:style-name="ce1" table:formula="of:=STDEV([.T2:.T14])" office:value-type="float" office:value="4.49928769291204">
            <text:p>4.4992876929</text:p>
          </table:table-cell>
          <table:table-cell table:style-name="ce1" table:formula="of:=STDEV([.U2:.U14])" office:value-type="float" office:value="0">
            <text:p>0</text:p>
          </table:table-cell>
          <table:table-cell table:style-name="ce1" table:formula="of:=STDEV([.V2:.V14])" office:value-type="float" office:value="2.10767827058773">
            <text:p>2.1076782706</text:p>
          </table:table-cell>
          <table:table-cell table:style-name="ce1" table:formula="of:=STDEV([.W2:.W14])" office:value-type="float" office:value="1.94227595810582">
            <text:p>1.9422759581</text:p>
          </table:table-cell>
          <table:table-cell table:style-name="ce1" table:formula="of:=STDEV([.X2:.X14])" office:value-type="float" office:value="1.96687308781979">
            <text:p>1.9668730878</text:p>
          </table:table-cell>
          <table:table-cell table:style-name="ce1" table:formula="of:=STDEV([.Y2:.Y14])" office:value-type="float" office:value="2.40658817969894">
            <text:p>2.4065881797</text:p>
          </table:table-cell>
          <table:table-cell table:style-name="ce1" table:formula="of:=STDEV([.Z2:.Z14])" office:value-type="float" office:value="2.24964384645602">
            <text:p>2.2496438465</text:p>
          </table:table-cell>
          <table:table-cell table:style-name="ce1" table:formula="of:=STDEV([.AA2:.AA14])" office:value-type="float" office:value="0.869718492622904">
            <text:p>0.8697184926</text:p>
          </table:table-cell>
          <table:table-cell table:style-name="ce1" table:formula="of:=STDEV([.AB2:.AB14])" office:value-type="float" office:value="1.70970082853022">
            <text:p>1.7097008285</text:p>
          </table:table-cell>
          <table:table-cell table:style-name="ce1" table:formula="of:=STDEV([.AC2:.AC14])" office:value-type="float" office:value="1.60926802918084">
            <text:p>1.6092680292</text:p>
          </table:table-cell>
          <table:table-cell table:style-name="ce1" table:formula="of:=STDEV([.AD2:.AD14])" office:value-type="float" office:value="1.12660142429822">
            <text:p>1.1266014243</text:p>
          </table:table-cell>
          <table:table-cell table:style-name="ce1" table:formula="of:=STDEV([.AE2:.AE14])" office:value-type="float" office:value="1.60527975036225">
            <text:p>1.6052797504</text:p>
          </table:table-cell>
          <table:table-cell table:style-name="ce1" table:formula="of:=STDEV([.AF2:.AF14])" office:value-type="float" office:value="1.03155347127648">
            <text:p>1.0315534713</text:p>
          </table:table-cell>
          <table:table-cell/>
          <table:table-cell table:formula="of:=STDEV([.AH2:.AH15])" office:value-type="float" office:value="18.2759187038776">
            <text:p>18.2759187039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table:number-columns-repeated="14"/>
          <table:table-cell office:value-type="string">
            <text:p>Collaboration_Sum_Weighted</text:p>
          </table:table-cell>
          <table:table-cell office:value-type="string">
            <text:p>Enjoyment_Sum_Weighted</text:p>
          </table:table-cell>
          <table:table-cell office:value-type="string">
            <text:p>Exploration_Sum_Weighted</text:p>
          </table:table-cell>
          <table:table-cell office:value-type="string">
            <text:p>Expressiveness_Sum_Weighted</text:p>
          </table:table-cell>
          <table:table-cell office:value-type="string">
            <text:p>Immersion_Sum_Weighted</text:p>
          </table:table-cell>
          <table:table-cell office:value-type="string">
            <text:p>ResultsWorthEffort_Sum_Weighted</text:p>
          </table:table-cell>
          <table:table-cell/>
          <table:table-cell office:value-type="string">
            <text:p><text:s/>Enjoyment_Weighted_Average</text:p>
          </table:table-cell>
          <table:table-cell office:value-type="string">
            <text:p><text:s/>Exploration_Weighted_Average</text:p>
          </table:table-cell>
          <table:table-cell office:value-type="string">
            <text:p><text:s/>Expressiveness_Weighted_Average</text:p>
          </table:table-cell>
          <table:table-cell office:value-type="string">
            <text:p>Immersion_Weighted_Average</text:p>
          </table:table-cell>
          <table:table-cell office:value-type="string">
            <text:p><text:s/>ResultsWorthEffort_Weighted_Average</text:p>
          </table:table-cell>
          <table:table-cell office:value-type="string">
            <text:p>Collaboration_Count</text:p>
          </table:table-cell>
          <table:table-cell office:value-type="string">
            <text:p>Enjoyment_Count</text:p>
          </table:table-cell>
          <table:table-cell office:value-type="string">
            <text:p>Exploration_Count</text:p>
          </table:table-cell>
          <table:table-cell office:value-type="string">
            <text:p>Expressiveness_Count</text:p>
          </table:table-cell>
          <table:table-cell office:value-type="string">
            <text:p>Immersion_Count</text:p>
          </table:table-cell>
          <table:table-cell office:value-type="string">
            <text:p>ResultsWorthEffort_Count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[.O2]*[.AA2]" office:value-type="float" office:value="0">
            <text:p>0</text:p>
          </table:table-cell>
          <table:table-cell table:formula="of:=[.P2]*[.AB2]" office:value-type="float" office:value="0">
            <text:p>0</text:p>
          </table:table-cell>
          <table:table-cell table:formula="of:=[.Q2]*[.AC2]" office:value-type="float" office:value="52">
            <text:p>52</text:p>
          </table:table-cell>
          <table:table-cell table:formula="of:=[.R2]*[.AD2]" office:value-type="float" office:value="15">
            <text:p>15</text:p>
          </table:table-cell>
          <table:table-cell table:formula="of:=[.S2]*[.AE2]" office:value-type="float" office:value="14">
            <text:p>14</text:p>
          </table:table-cell>
          <table:table-cell table:formula="of:=[.T2]*[.AF2]" office:value-type="float" office:value="22">
            <text:p>22</text:p>
          </table:table-cell>
          <table:table-cell/>
          <table:table-cell table:formula="of:=[.V2]*[.AB19]" office:value-type="float" office:value="0">
            <text:p>0</text:p>
          </table:table-cell>
          <table:table-cell table:formula="of:=[.W2]*[.AC19]" office:value-type="float" office:value="8.66666666666667">
            <text:p>8.6666666667</text:p>
          </table:table-cell>
          <table:table-cell table:formula="of:=[.X2]*[.AD19]" office:value-type="float" office:value="2.5">
            <text:p>2.5</text:p>
          </table:table-cell>
          <table:table-cell table:formula="of:=[.Y2]*[.AE19]" office:value-type="float" office:value="2.33333333333333">
            <text:p>2.3333333333</text:p>
          </table:table-cell>
          <table:table-cell table:formula="of:=[.Z2]*[.AF19]" office:value-type="float" office:value="3.66666666666667">
            <text:p>3.6666666667</text:p>
          </table:table-cell>
          <table:table-cell table:formula="of:=[.AA2]/3" office:value-type="float" office:value="1">
            <text:p>1</text:p>
          </table:table-cell>
          <table:table-cell table:formula="of:=[.AB2]/3" office:value-type="float" office:value="0">
            <text:p>0</text:p>
          </table:table-cell>
          <table:table-cell table:formula="of:=[.AC2]/3" office:value-type="float" office:value="1.33333333333333">
            <text:p>1.3333333333</text:p>
          </table:table-cell>
          <table:table-cell table:formula="of:=[.AD2]/3" office:value-type="float" office:value="1.66666666666667">
            <text:p>1.6666666667</text:p>
          </table:table-cell>
          <table:table-cell table:formula="of:=[.AE2]/3" office:value-type="float" office:value="0.333333333333333">
            <text:p>0.3333333333</text:p>
          </table:table-cell>
          <table:table-cell table:formula="of:=[.AF2]/3" office:value-type="float" office:value="0.666666666666667">
            <text:p>0.6666666667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[.O3]*[.AA3]" office:value-type="float" office:value="0">
            <text:p>0</text:p>
          </table:table-cell>
          <table:table-cell table:formula="of:=[.P3]*[.AB3]" office:value-type="float" office:value="6">
            <text:p>6</text:p>
          </table:table-cell>
          <table:table-cell table:formula="of:=[.Q3]*[.AC3]" office:value-type="float" office:value="3">
            <text:p>3</text:p>
          </table:table-cell>
          <table:table-cell table:formula="of:=[.R3]*[.AD3]" office:value-type="float" office:value="4">
            <text:p>4</text:p>
          </table:table-cell>
          <table:table-cell table:formula="of:=[.S3]*[.AE3]" office:value-type="float" office:value="5">
            <text:p>5</text:p>
          </table:table-cell>
          <table:table-cell table:formula="of:=[.T3]*[.AF3]" office:value-type="float" office:value="12">
            <text:p>12</text:p>
          </table:table-cell>
          <table:table-cell/>
          <table:table-cell table:formula="of:=[.V3]*[.AB20]" office:value-type="float" office:value="1">
            <text:p>1</text:p>
          </table:table-cell>
          <table:table-cell table:formula="of:=[.W3]*[.AC20]" office:value-type="float" office:value="0.5">
            <text:p>0.5</text:p>
          </table:table-cell>
          <table:table-cell table:formula="of:=[.X3]*[.AD20]" office:value-type="float" office:value="0.666666666666667">
            <text:p>0.6666666667</text:p>
          </table:table-cell>
          <table:table-cell table:formula="of:=[.Y3]*[.AE20]" office:value-type="float" office:value="0.833333333333333">
            <text:p>0.8333333333</text:p>
          </table:table-cell>
          <table:table-cell table:formula="of:=[.Z3]*[.AF20]" office:value-type="float" office:value="2">
            <text:p>2</text:p>
          </table:table-cell>
          <table:table-cell table:formula="of:=[.AA3]/3" office:value-type="float" office:value="0">
            <text:p>0</text:p>
          </table:table-cell>
          <table:table-cell table:formula="of:=[.AB3]/3" office:value-type="float" office:value="1">
            <text:p>1</text:p>
          </table:table-cell>
          <table:table-cell table:formula="of:=[.AC3]/3" office:value-type="float" office:value="0.333333333333333">
            <text:p>0.3333333333</text:p>
          </table:table-cell>
          <table:table-cell table:formula="of:=[.AD3]/3" office:value-type="float" office:value="0.666666666666667">
            <text:p>0.6666666667</text:p>
          </table:table-cell>
          <table:table-cell table:formula="of:=[.AE3]/3" office:value-type="float" office:value="1.66666666666667">
            <text:p>1.6666666667</text:p>
          </table:table-cell>
          <table:table-cell table:formula="of:=[.AF3]/3" office:value-type="float" office:value="1.33333333333333">
            <text:p>1.3333333333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[.O4]*[.AA4]" office:value-type="float" office:value="0">
            <text:p>0</text:p>
          </table:table-cell>
          <table:table-cell table:formula="of:=[.P4]*[.AB4]" office:value-type="float" office:value="18">
            <text:p>18</text:p>
          </table:table-cell>
          <table:table-cell table:formula="of:=[.Q4]*[.AC4]" office:value-type="float" office:value="55">
            <text:p>55</text:p>
          </table:table-cell>
          <table:table-cell table:formula="of:=[.R4]*[.AD4]" office:value-type="float" office:value="48">
            <text:p>48</text:p>
          </table:table-cell>
          <table:table-cell table:formula="of:=[.S4]*[.AE4]" office:value-type="float" office:value="15">
            <text:p>15</text:p>
          </table:table-cell>
          <table:table-cell table:formula="of:=[.T4]*[.AF4]" office:value-type="float" office:value="39">
            <text:p>39</text:p>
          </table:table-cell>
          <table:table-cell/>
          <table:table-cell table:formula="of:=[.V4]*[.AB21]" office:value-type="float" office:value="3">
            <text:p>3</text:p>
          </table:table-cell>
          <table:table-cell table:formula="of:=[.W4]*[.AC21]" office:value-type="float" office:value="9.16666666666667">
            <text:p>9.1666666667</text:p>
          </table:table-cell>
          <table:table-cell table:formula="of:=[.X4]*[.AD21]" office:value-type="float" office:value="8">
            <text:p>8</text:p>
          </table:table-cell>
          <table:table-cell table:formula="of:=[.Y4]*[.AE21]" office:value-type="float" office:value="2.5">
            <text:p>2.5</text:p>
          </table:table-cell>
          <table:table-cell table:formula="of:=[.Z4]*[.AF21]" office:value-type="float" office:value="6.5">
            <text:p>6.5</text:p>
          </table:table-cell>
          <table:table-cell table:formula="of:=[.AA4]/3" office:value-type="float" office:value="0">
            <text:p>0</text:p>
          </table:table-cell>
          <table:table-cell table:formula="of:=[.AB4]/3" office:value-type="float" office:value="0.666666666666667">
            <text:p>0.6666666667</text:p>
          </table:table-cell>
          <table:table-cell table:formula="of:=[.AC4]/3" office:value-type="float" office:value="1.66666666666667">
            <text:p>1.6666666667</text:p>
          </table:table-cell>
          <table:table-cell table:formula="of:=[.AD4]/3" office:value-type="float" office:value="1.33333333333333">
            <text:p>1.3333333333</text:p>
          </table:table-cell>
          <table:table-cell table:formula="of:=[.AE4]/3" office:value-type="float" office:value="0.333333333333333">
            <text:p>0.3333333333</text:p>
          </table:table-cell>
          <table:table-cell table:formula="of:=[.AF4]/3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[.O5]*[.AA5]" office:value-type="float" office:value="0">
            <text:p>0</text:p>
          </table:table-cell>
          <table:table-cell table:formula="of:=[.P5]*[.AB5]" office:value-type="float" office:value="6">
            <text:p>6</text:p>
          </table:table-cell>
          <table:table-cell table:formula="of:=[.Q5]*[.AC5]" office:value-type="float" office:value="40">
            <text:p>40</text:p>
          </table:table-cell>
          <table:table-cell table:formula="of:=[.R5]*[.AD5]" office:value-type="float" office:value="28">
            <text:p>28</text:p>
          </table:table-cell>
          <table:table-cell table:formula="of:=[.S5]*[.AE5]" office:value-type="float" office:value="0">
            <text:p>0</text:p>
          </table:table-cell>
          <table:table-cell table:formula="of:=[.T5]*[.AF5]" office:value-type="float" office:value="16">
            <text:p>16</text:p>
          </table:table-cell>
          <table:table-cell/>
          <table:table-cell table:formula="of:=[.V5]*[.AB22]" office:value-type="float" office:value="1">
            <text:p>1</text:p>
          </table:table-cell>
          <table:table-cell table:formula="of:=[.W5]*[.AC22]" office:value-type="float" office:value="6.66666666666667">
            <text:p>6.6666666667</text:p>
          </table:table-cell>
          <table:table-cell table:formula="of:=[.X5]*[.AD22]" office:value-type="float" office:value="4.66666666666667">
            <text:p>4.6666666667</text:p>
          </table:table-cell>
          <table:table-cell table:formula="of:=[.Y5]*[.AE22]" office:value-type="float" office:value="0">
            <text:p>0</text:p>
          </table:table-cell>
          <table:table-cell table:formula="of:=[.Z5]*[.AF22]" office:value-type="float" office:value="2.66666666666667">
            <text:p>2.6666666667</text:p>
          </table:table-cell>
          <table:table-cell table:formula="of:=[.AA5]/3" office:value-type="float" office:value="0">
            <text:p>0</text:p>
          </table:table-cell>
          <table:table-cell table:formula="of:=[.AB5]/3" office:value-type="float" office:value="0.333333333333333">
            <text:p>0.3333333333</text:p>
          </table:table-cell>
          <table:table-cell table:formula="of:=[.AC5]/3" office:value-type="float" office:value="1.66666666666667">
            <text:p>1.6666666667</text:p>
          </table:table-cell>
          <table:table-cell table:formula="of:=[.AD5]/3" office:value-type="float" office:value="1.33333333333333">
            <text:p>1.3333333333</text:p>
          </table:table-cell>
          <table:table-cell table:formula="of:=[.AE5]/3" office:value-type="float" office:value="1">
            <text:p>1</text:p>
          </table:table-cell>
          <table:table-cell table:formula="of:=[.AF5]/3" office:value-type="float" office:value="0.666666666666667">
            <text:p>0.6666666667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[.O6]*[.AA6]" office:value-type="float" office:value="0">
            <text:p>0</text:p>
          </table:table-cell>
          <table:table-cell table:formula="of:=[.P6]*[.AB6]" office:value-type="float" office:value="26">
            <text:p>26</text:p>
          </table:table-cell>
          <table:table-cell table:formula="of:=[.Q6]*[.AC6]" office:value-type="float" office:value="70">
            <text:p>70</text:p>
          </table:table-cell>
          <table:table-cell table:formula="of:=[.R6]*[.AD6]" office:value-type="float" office:value="42">
            <text:p>42</text:p>
          </table:table-cell>
          <table:table-cell table:formula="of:=[.S6]*[.AE6]" office:value-type="float" office:value="0">
            <text:p>0</text:p>
          </table:table-cell>
          <table:table-cell table:formula="of:=[.T6]*[.AF6]" office:value-type="float" office:value="56">
            <text:p>56</text:p>
          </table:table-cell>
          <table:table-cell/>
          <table:table-cell table:formula="of:=[.V6]*[.AB23]" office:value-type="float" office:value="4.33333333333333">
            <text:p>4.3333333333</text:p>
          </table:table-cell>
          <table:table-cell table:formula="of:=[.W6]*[.AC23]" office:value-type="float" office:value="11.6666666666667">
            <text:p>11.6666666667</text:p>
          </table:table-cell>
          <table:table-cell table:formula="of:=[.X6]*[.AD23]" office:value-type="float" office:value="7">
            <text:p>7</text:p>
          </table:table-cell>
          <table:table-cell table:formula="of:=[.Y6]*[.AE23]" office:value-type="float" office:value="0">
            <text:p>0</text:p>
          </table:table-cell>
          <table:table-cell table:formula="of:=[.Z6]*[.AF23]" office:value-type="float" office:value="9.33333333333333">
            <text:p>9.3333333333</text:p>
          </table:table-cell>
          <table:table-cell table:formula="of:=[.AA6]/3" office:value-type="float" office:value="0.333333333333333">
            <text:p>0.3333333333</text:p>
          </table:table-cell>
          <table:table-cell table:formula="of:=[.AB6]/3" office:value-type="float" office:value="0.666666666666667">
            <text:p>0.6666666667</text:p>
          </table:table-cell>
          <table:table-cell table:formula="of:=[.AC6]/3" office:value-type="float" office:value="1.66666666666667">
            <text:p>1.6666666667</text:p>
          </table:table-cell>
          <table:table-cell table:formula="of:=[.AD6]/3" office:value-type="float" office:value="1">
            <text:p>1</text:p>
          </table:table-cell>
          <table:table-cell table:formula="of:=[.AE6]/3" office:value-type="float" office:value="0">
            <text:p>0</text:p>
          </table:table-cell>
          <table:table-cell table:formula="of:=[.AF6]/3" office:value-type="float" office:value="1.33333333333333">
            <text:p>1.3333333333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[.O7]*[.AA7]" office:value-type="float" office:value="0">
            <text:p>0</text:p>
          </table:table-cell>
          <table:table-cell table:formula="of:=[.P7]*[.AB7]" office:value-type="float" office:value="65">
            <text:p>65</text:p>
          </table:table-cell>
          <table:table-cell table:formula="of:=[.Q7]*[.AC7]" office:value-type="float" office:value="32">
            <text:p>32</text:p>
          </table:table-cell>
          <table:table-cell table:formula="of:=[.R7]*[.AD7]" office:value-type="float" office:value="20">
            <text:p>20</text:p>
          </table:table-cell>
          <table:table-cell table:formula="of:=[.S7]*[.AE7]" office:value-type="float" office:value="12">
            <text:p>12</text:p>
          </table:table-cell>
          <table:table-cell table:formula="of:=[.T7]*[.AF7]" office:value-type="float" office:value="21">
            <text:p>21</text:p>
          </table:table-cell>
          <table:table-cell/>
          <table:table-cell table:formula="of:=[.V7]*[.AB24]" office:value-type="float" office:value="10.8333333333333">
            <text:p>10.8333333333</text:p>
          </table:table-cell>
          <table:table-cell table:formula="of:=[.W7]*[.AC24]" office:value-type="float" office:value="5.33333333333333">
            <text:p>5.3333333333</text:p>
          </table:table-cell>
          <table:table-cell table:formula="of:=[.X7]*[.AD24]" office:value-type="float" office:value="3.33333333333333">
            <text:p>3.3333333333</text:p>
          </table:table-cell>
          <table:table-cell table:formula="of:=[.Y7]*[.AE24]" office:value-type="float" office:value="2">
            <text:p>2</text:p>
          </table:table-cell>
          <table:table-cell table:formula="of:=[.Z7]*[.AF24]" office:value-type="float" office:value="3.5">
            <text:p>3.5</text:p>
          </table:table-cell>
          <table:table-cell table:formula="of:=[.AA7]/3" office:value-type="float" office:value="0">
            <text:p>0</text:p>
          </table:table-cell>
          <table:table-cell table:formula="of:=[.AB7]/3" office:value-type="float" office:value="1.66666666666667">
            <text:p>1.6666666667</text:p>
          </table:table-cell>
          <table:table-cell table:formula="of:=[.AC7]/3" office:value-type="float" office:value="1.33333333333333">
            <text:p>1.3333333333</text:p>
          </table:table-cell>
          <table:table-cell table:formula="of:=[.AD7]/3" office:value-type="float" office:value="0.666666666666667">
            <text:p>0.6666666667</text:p>
          </table:table-cell>
          <table:table-cell table:formula="of:=[.AE7]/3" office:value-type="float" office:value="0.333333333333333">
            <text:p>0.3333333333</text:p>
          </table:table-cell>
          <table:table-cell table:formula="of:=[.AF7]/3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[.O8]*[.AA8]" office:value-type="float" office:value="0">
            <text:p>0</text:p>
          </table:table-cell>
          <table:table-cell table:formula="of:=[.P8]*[.AB8]" office:value-type="float" office:value="11">
            <text:p>11</text:p>
          </table:table-cell>
          <table:table-cell table:formula="of:=[.Q8]*[.AC8]" office:value-type="float" office:value="65">
            <text:p>65</text:p>
          </table:table-cell>
          <table:table-cell table:formula="of:=[.R8]*[.AD8]" office:value-type="float" office:value="33">
            <text:p>33</text:p>
          </table:table-cell>
          <table:table-cell table:formula="of:=[.S8]*[.AE8]" office:value-type="float" office:value="16">
            <text:p>16</text:p>
          </table:table-cell>
          <table:table-cell table:formula="of:=[.T8]*[.AF8]" office:value-type="float" office:value="48">
            <text:p>48</text:p>
          </table:table-cell>
          <table:table-cell/>
          <table:table-cell table:formula="of:=[.V8]*[.AB25]" office:value-type="float" office:value="1.83333333333333">
            <text:p>1.8333333333</text:p>
          </table:table-cell>
          <table:table-cell table:formula="of:=[.W8]*[.AC25]" office:value-type="float" office:value="10.8333333333333">
            <text:p>10.8333333333</text:p>
          </table:table-cell>
          <table:table-cell table:formula="of:=[.X8]*[.AD25]" office:value-type="float" office:value="5.5">
            <text:p>5.5</text:p>
          </table:table-cell>
          <table:table-cell table:formula="of:=[.Y8]*[.AE25]" office:value-type="float" office:value="2.66666666666667">
            <text:p>2.6666666667</text:p>
          </table:table-cell>
          <table:table-cell table:formula="of:=[.Z8]*[.AF25]" office:value-type="float" office:value="8">
            <text:p>8</text:p>
          </table:table-cell>
          <table:table-cell table:formula="of:=[.AA8]/3" office:value-type="float" office:value="0">
            <text:p>0</text:p>
          </table:table-cell>
          <table:table-cell table:formula="of:=[.AB8]/3" office:value-type="float" office:value="0.333333333333333">
            <text:p>0.3333333333</text:p>
          </table:table-cell>
          <table:table-cell table:formula="of:=[.AC8]/3" office:value-type="float" office:value="1.66666666666667">
            <text:p>1.6666666667</text:p>
          </table:table-cell>
          <table:table-cell table:formula="of:=[.AD8]/3" office:value-type="float" office:value="1">
            <text:p>1</text:p>
          </table:table-cell>
          <table:table-cell table:formula="of:=[.AE8]/3" office:value-type="float" office:value="0.666666666666667">
            <text:p>0.6666666667</text:p>
          </table:table-cell>
          <table:table-cell table:formula="of:=[.AF8]/3" office:value-type="float" office:value="1.33333333333333">
            <text:p>1.3333333333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[.O9]*[.AA9]" office:value-type="float" office:value="0">
            <text:p>0</text:p>
          </table:table-cell>
          <table:table-cell table:formula="of:=[.P9]*[.AB9]" office:value-type="float" office:value="18">
            <text:p>18</text:p>
          </table:table-cell>
          <table:table-cell table:formula="of:=[.Q9]*[.AC9]" office:value-type="float" office:value="7">
            <text:p>7</text:p>
          </table:table-cell>
          <table:table-cell table:formula="of:=[.R9]*[.AD9]" office:value-type="float" office:value="75">
            <text:p>75</text:p>
          </table:table-cell>
          <table:table-cell table:formula="of:=[.S9]*[.AE9]" office:value-type="float" office:value="52">
            <text:p>52</text:p>
          </table:table-cell>
          <table:table-cell table:formula="of:=[.T9]*[.AF9]" office:value-type="float" office:value="42">
            <text:p>42</text:p>
          </table:table-cell>
          <table:table-cell/>
          <table:table-cell table:formula="of:=[.V9]*[.AB26]" office:value-type="float" office:value="3">
            <text:p>3</text:p>
          </table:table-cell>
          <table:table-cell table:formula="of:=[.W9]*[.AC26]" office:value-type="float" office:value="1.16666666666667">
            <text:p>1.1666666667</text:p>
          </table:table-cell>
          <table:table-cell table:formula="of:=[.X9]*[.AD26]" office:value-type="float" office:value="12.5">
            <text:p>12.5</text:p>
          </table:table-cell>
          <table:table-cell table:formula="of:=[.Y9]*[.AE26]" office:value-type="float" office:value="8.66666666666667">
            <text:p>8.6666666667</text:p>
          </table:table-cell>
          <table:table-cell table:formula="of:=[.Z9]*[.AF26]" office:value-type="float" office:value="7">
            <text:p>7</text:p>
          </table:table-cell>
          <table:table-cell table:formula="of:=[.AA9]/3" office:value-type="float" office:value="0">
            <text:p>0</text:p>
          </table:table-cell>
          <table:table-cell table:formula="of:=[.AB9]/3" office:value-type="float" office:value="0.666666666666667">
            <text:p>0.6666666667</text:p>
          </table:table-cell>
          <table:table-cell table:formula="of:=[.AC9]/3" office:value-type="float" office:value="0.333333333333333">
            <text:p>0.3333333333</text:p>
          </table:table-cell>
          <table:table-cell table:formula="of:=[.AD9]/3" office:value-type="float" office:value="1.66666666666667">
            <text:p>1.6666666667</text:p>
          </table:table-cell>
          <table:table-cell table:formula="of:=[.AE9]/3" office:value-type="float" office:value="1.33333333333333">
            <text:p>1.3333333333</text:p>
          </table:table-cell>
          <table:table-cell table:formula="of:=[.AF9]/3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[.O10]*[.AA10]" office:value-type="float" office:value="0">
            <text:p>0</text:p>
          </table:table-cell>
          <table:table-cell table:formula="of:=[.P10]*[.AB10]" office:value-type="float" office:value="12">
            <text:p>12</text:p>
          </table:table-cell>
          <table:table-cell table:formula="of:=[.Q10]*[.AC10]" office:value-type="float" office:value="4">
            <text:p>4</text:p>
          </table:table-cell>
          <table:table-cell table:formula="of:=[.R10]*[.AD10]" office:value-type="float" office:value="16">
            <text:p>16</text:p>
          </table:table-cell>
          <table:table-cell table:formula="of:=[.S10]*[.AE10]" office:value-type="float" office:value="20">
            <text:p>20</text:p>
          </table:table-cell>
          <table:table-cell table:formula="of:=[.T10]*[.AF10]" office:value-type="float" office:value="20">
            <text:p>20</text:p>
          </table:table-cell>
          <table:table-cell/>
          <table:table-cell table:formula="of:=[.V10]*[.AB27]" office:value-type="float" office:value="2">
            <text:p>2</text:p>
          </table:table-cell>
          <table:table-cell table:formula="of:=[.W10]*[.AC27]" office:value-type="float" office:value="0.666666666666667">
            <text:p>0.6666666667</text:p>
          </table:table-cell>
          <table:table-cell table:formula="of:=[.X10]*[.AD27]" office:value-type="float" office:value="2.66666666666667">
            <text:p>2.6666666667</text:p>
          </table:table-cell>
          <table:table-cell table:formula="of:=[.Y10]*[.AE27]" office:value-type="float" office:value="3.33333333333333">
            <text:p>3.3333333333</text:p>
          </table:table-cell>
          <table:table-cell table:formula="of:=[.Z10]*[.AF27]" office:value-type="float" office:value="3.33333333333333">
            <text:p>3.3333333333</text:p>
          </table:table-cell>
          <table:table-cell table:formula="of:=[.AA10]/3" office:value-type="float" office:value="0">
            <text:p>0</text:p>
          </table:table-cell>
          <table:table-cell table:formula="of:=[.AB10]/3" office:value-type="float" office:value="1">
            <text:p>1</text:p>
          </table:table-cell>
          <table:table-cell table:formula="of:=[.AC10]/3" office:value-type="float" office:value="0.333333333333333">
            <text:p>0.3333333333</text:p>
          </table:table-cell>
          <table:table-cell table:formula="of:=[.AD10]/3" office:value-type="float" office:value="0.666666666666667">
            <text:p>0.6666666667</text:p>
          </table:table-cell>
          <table:table-cell table:formula="of:=[.AE10]/3" office:value-type="float" office:value="1.33333333333333">
            <text:p>1.3333333333</text:p>
          </table:table-cell>
          <table:table-cell table:formula="of:=[.AF10]/3" office:value-type="float" office:value="1.66666666666667">
            <text:p>1.6666666667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[.O11]*[.AA11]" office:value-type="float" office:value="0">
            <text:p>0</text:p>
          </table:table-cell>
          <table:table-cell table:formula="of:=[.P11]*[.AB11]" office:value-type="float" office:value="16">
            <text:p>16</text:p>
          </table:table-cell>
          <table:table-cell table:formula="of:=[.Q11]*[.AC11]" office:value-type="float" office:value="48">
            <text:p>48</text:p>
          </table:table-cell>
          <table:table-cell table:formula="of:=[.R11]*[.AD11]" office:value-type="float" office:value="36">
            <text:p>36</text:p>
          </table:table-cell>
          <table:table-cell table:formula="of:=[.S11]*[.AE11]" office:value-type="float" office:value="20">
            <text:p>20</text:p>
          </table:table-cell>
          <table:table-cell table:formula="of:=[.T11]*[.AF11]" office:value-type="float" office:value="80">
            <text:p>80</text:p>
          </table:table-cell>
          <table:table-cell/>
          <table:table-cell table:formula="of:=[.V11]*[.AB28]" office:value-type="float" office:value="2.66666666666667">
            <text:p>2.6666666667</text:p>
          </table:table-cell>
          <table:table-cell table:formula="of:=[.W11]*[.AC28]" office:value-type="float" office:value="8">
            <text:p>8</text:p>
          </table:table-cell>
          <table:table-cell table:formula="of:=[.X11]*[.AD28]" office:value-type="float" office:value="6">
            <text:p>6</text:p>
          </table:table-cell>
          <table:table-cell table:formula="of:=[.Y11]*[.AE28]" office:value-type="float" office:value="3.33333333333333">
            <text:p>3.3333333333</text:p>
          </table:table-cell>
          <table:table-cell table:formula="of:=[.Z11]*[.AF28]" office:value-type="float" office:value="13.3333333333333">
            <text:p>13.3333333333</text:p>
          </table:table-cell>
          <table:table-cell table:formula="of:=[.AA11]/3" office:value-type="float" office:value="0">
            <text:p>0</text:p>
          </table:table-cell>
          <table:table-cell table:formula="of:=[.AB11]/3" office:value-type="float" office:value="0.333333333333333">
            <text:p>0.3333333333</text:p>
          </table:table-cell>
          <table:table-cell table:formula="of:=[.AC11]/3" office:value-type="float" office:value="1.33333333333333">
            <text:p>1.3333333333</text:p>
          </table:table-cell>
          <table:table-cell table:formula="of:=[.AD11]/3" office:value-type="float" office:value="1">
            <text:p>1</text:p>
          </table:table-cell>
          <table:table-cell table:formula="of:=[.AE11]/3" office:value-type="float" office:value="0.666666666666667">
            <text:p>0.6666666667</text:p>
          </table:table-cell>
          <table:table-cell table:formula="of:=[.AF11]/3" office:value-type="float" office:value="1.66666666666667">
            <text:p>1.6666666667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[.O12]*[.AA12]" office:value-type="float" office:value="0">
            <text:p>0</text:p>
          </table:table-cell>
          <table:table-cell table:formula="of:=[.P12]*[.AB12]" office:value-type="float" office:value="7">
            <text:p>7</text:p>
          </table:table-cell>
          <table:table-cell table:formula="of:=[.Q12]*[.AC12]" office:value-type="float" office:value="28">
            <text:p>28</text:p>
          </table:table-cell>
          <table:table-cell table:formula="of:=[.R12]*[.AD12]" office:value-type="float" office:value="35">
            <text:p>35</text:p>
          </table:table-cell>
          <table:table-cell table:formula="of:=[.S12]*[.AE12]" office:value-type="float" office:value="24">
            <text:p>24</text:p>
          </table:table-cell>
          <table:table-cell table:formula="of:=[.T12]*[.AF12]" office:value-type="float" office:value="14">
            <text:p>14</text:p>
          </table:table-cell>
          <table:table-cell/>
          <table:table-cell table:formula="of:=[.V12]*[.AB29]" office:value-type="float" office:value="1.16666666666667">
            <text:p>1.1666666667</text:p>
          </table:table-cell>
          <table:table-cell table:formula="of:=[.W12]*[.AC29]" office:value-type="float" office:value="4.66666666666667">
            <text:p>4.6666666667</text:p>
          </table:table-cell>
          <table:table-cell table:formula="of:=[.X12]*[.AD29]" office:value-type="float" office:value="5.83333333333333">
            <text:p>5.8333333333</text:p>
          </table:table-cell>
          <table:table-cell table:formula="of:=[.Y12]*[.AE29]" office:value-type="float" office:value="4">
            <text:p>4</text:p>
          </table:table-cell>
          <table:table-cell table:formula="of:=[.Z12]*[.AF29]" office:value-type="float" office:value="2.33333333333333">
            <text:p>2.3333333333</text:p>
          </table:table-cell>
          <table:table-cell table:formula="of:=[.AA12]/3" office:value-type="float" office:value="0">
            <text:p>0</text:p>
          </table:table-cell>
          <table:table-cell table:formula="of:=[.AB12]/3" office:value-type="float" office:value="0.333333333333333">
            <text:p>0.3333333333</text:p>
          </table:table-cell>
          <table:table-cell table:formula="of:=[.AC12]/3" office:value-type="float" office:value="1.33333333333333">
            <text:p>1.3333333333</text:p>
          </table:table-cell>
          <table:table-cell table:formula="of:=[.AD12]/3" office:value-type="float" office:value="1.66666666666667">
            <text:p>1.6666666667</text:p>
          </table:table-cell>
          <table:table-cell table:formula="of:=[.AE12]/3" office:value-type="float" office:value="1">
            <text:p>1</text:p>
          </table:table-cell>
          <table:table-cell table:formula="of:=[.AF12]/3" office:value-type="float" office:value="0.666666666666667">
            <text:p>0.6666666667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[.O13]*[.AA13]" office:value-type="float" office:value="0">
            <text:p>0</text:p>
          </table:table-cell>
          <table:table-cell table:formula="of:=[.P13]*[.AB13]" office:value-type="float" office:value="35">
            <text:p>35</text:p>
          </table:table-cell>
          <table:table-cell table:formula="of:=[.Q13]*[.AC13]" office:value-type="float" office:value="12">
            <text:p>12</text:p>
          </table:table-cell>
          <table:table-cell table:formula="of:=[.R13]*[.AD13]" office:value-type="float" office:value="44">
            <text:p>44</text:p>
          </table:table-cell>
          <table:table-cell table:formula="of:=[.S13]*[.AE13]" office:value-type="float" office:value="0">
            <text:p>0</text:p>
          </table:table-cell>
          <table:table-cell table:formula="of:=[.T13]*[.AF13]" office:value-type="float" office:value="18">
            <text:p>18</text:p>
          </table:table-cell>
          <table:table-cell/>
          <table:table-cell table:formula="of:=[.V13]*[.AB30]" office:value-type="float" office:value="5.83333333333333">
            <text:p>5.8333333333</text:p>
          </table:table-cell>
          <table:table-cell table:formula="of:=[.W13]*[.AC30]" office:value-type="float" office:value="2">
            <text:p>2</text:p>
          </table:table-cell>
          <table:table-cell table:formula="of:=[.X13]*[.AD30]" office:value-type="float" office:value="7.33333333333333">
            <text:p>7.3333333333</text:p>
          </table:table-cell>
          <table:table-cell table:formula="of:=[.Y13]*[.AE30]" office:value-type="float" office:value="0">
            <text:p>0</text:p>
          </table:table-cell>
          <table:table-cell table:formula="of:=[.Z13]*[.AF30]" office:value-type="float" office:value="3">
            <text:p>3</text:p>
          </table:table-cell>
          <table:table-cell table:formula="of:=[.AA13]/3" office:value-type="float" office:value="0.333333333333333">
            <text:p>0.3333333333</text:p>
          </table:table-cell>
          <table:table-cell table:formula="of:=[.AB13]/3" office:value-type="float" office:value="1.66666666666667">
            <text:p>1.6666666667</text:p>
          </table:table-cell>
          <table:table-cell table:formula="of:=[.AC13]/3" office:value-type="float" office:value="0.666666666666667">
            <text:p>0.6666666667</text:p>
          </table:table-cell>
          <table:table-cell table:formula="of:=[.AD13]/3" office:value-type="float" office:value="1.33333333333333">
            <text:p>1.3333333333</text:p>
          </table:table-cell>
          <table:table-cell table:formula="of:=[.AE13]/3" office:value-type="float" office:value="0">
            <text:p>0</text:p>
          </table:table-cell>
          <table:table-cell table:formula="of:=[.AF13]/3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[.O14]*[.AA14]" office:value-type="float" office:value="0">
            <text:p>0</text:p>
          </table:table-cell>
          <table:table-cell table:formula="of:=[.P14]*[.AB14]" office:value-type="float" office:value="15">
            <text:p>15</text:p>
          </table:table-cell>
          <table:table-cell table:formula="of:=[.Q14]*[.AC14]" office:value-type="float" office:value="9">
            <text:p>9</text:p>
          </table:table-cell>
          <table:table-cell table:formula="of:=[.R14]*[.AD14]" office:value-type="float" office:value="21">
            <text:p>21</text:p>
          </table:table-cell>
          <table:table-cell table:formula="of:=[.S14]*[.AE14]" office:value-type="float" office:value="4">
            <text:p>4</text:p>
          </table:table-cell>
          <table:table-cell table:formula="of:=[.T14]*[.AF14]" office:value-type="float" office:value="9">
            <text:p>9</text:p>
          </table:table-cell>
          <table:table-cell/>
          <table:table-cell table:formula="of:=[.V14]*[.AB31]" office:value-type="float" office:value="2.5">
            <text:p>2.5</text:p>
          </table:table-cell>
          <table:table-cell table:formula="of:=[.W14]*[.AC31]" office:value-type="float" office:value="1.5">
            <text:p>1.5</text:p>
          </table:table-cell>
          <table:table-cell table:formula="of:=[.X14]*[.AD31]" office:value-type="float" office:value="3.5">
            <text:p>3.5</text:p>
          </table:table-cell>
          <table:table-cell table:formula="of:=[.Y14]*[.AE31]" office:value-type="float" office:value="0.666666666666667">
            <text:p>0.6666666667</text:p>
          </table:table-cell>
          <table:table-cell table:formula="of:=[.Z14]*[.AF31]" office:value-type="float" office:value="1.5">
            <text:p>1.5</text:p>
          </table:table-cell>
          <table:table-cell table:formula="of:=[.AA14]/3" office:value-type="float" office:value="0">
            <text:p>0</text:p>
          </table:table-cell>
          <table:table-cell table:formula="of:=[.AB14]/3" office:value-type="float" office:value="1.66666666666667">
            <text:p>1.6666666667</text:p>
          </table:table-cell>
          <table:table-cell table:formula="of:=[.AC14]/3" office:value-type="float" office:value="1">
            <text:p>1</text:p>
          </table:table-cell>
          <table:table-cell table:formula="of:=[.AD14]/3" office:value-type="float" office:value="1">
            <text:p>1</text:p>
          </table:table-cell>
          <table:table-cell table:formula="of:=[.AE14]/3" office:value-type="float" office:value="0.333333333333333">
            <text:p>0.3333333333</text:p>
          </table:table-cell>
          <table:table-cell table:formula="of:=[.AF14]/3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[.O15]*[.AA15]" office:value-type="float" office:value="0">
            <text:p>0</text:p>
          </table:table-cell>
          <table:table-cell table:formula="of:=[.P15]*[.AB15]" office:value-type="float" office:value="20.3609467455621">
            <text:p>20.3609467456</text:p>
          </table:table-cell>
          <table:table-cell table:formula="of:=[.Q15]*[.AC15]" office:value-type="float" office:value="28.3786982248521">
            <text:p>28.3786982249</text:p>
          </table:table-cell>
          <table:table-cell table:formula="of:=[.R15]*[.AD15]" office:value-type="float" office:value="31.6863905325444">
            <text:p>31.6863905325</text:p>
          </table:table-cell>
          <table:table-cell table:formula="of:=[.S15]*[.AE15]" office:value-type="float" office:value="16.6153846153846">
            <text:p>16.6153846154</text:p>
          </table:table-cell>
          <table:table-cell table:formula="of:=[.T15]*[.AF15]" office:value-type="float" office:value="30.0236686390533">
            <text:p>30.0236686391</text:p>
          </table:table-cell>
          <table:table-cell/>
          <table:table-cell table:formula="of:=[.V15]*[.AB32]" office:value-type="float" office:value="3.39349112426035">
            <text:p>3.3934911243</text:p>
          </table:table-cell>
          <table:table-cell table:formula="of:=[.W15]*[.AC32]" office:value-type="float" office:value="4.72978303747535">
            <text:p>4.7297830375</text:p>
          </table:table-cell>
          <table:table-cell table:formula="of:=[.X15]*[.AD32]" office:value-type="float" office:value="5.2810650887574">
            <text:p>5.2810650888</text:p>
          </table:table-cell>
          <table:table-cell table:formula="of:=[.Y15]*[.AE32]" office:value-type="float" office:value="2.76923076923077">
            <text:p>2.7692307692</text:p>
          </table:table-cell>
          <table:table-cell table:formula="of:=[.Z15]*[.AF32]" office:value-type="float" office:value="5.00394477317554">
            <text:p>5.0039447732</text:p>
          </table:table-cell>
          <table:table-cell table:formula="of:=[.AA15]/3" office:value-type="float" office:value="0.128205128205128">
            <text:p>0.1282051282</text:p>
          </table:table-cell>
          <table:table-cell table:formula="of:=[.AB15]/3" office:value-type="float" office:value="0.794871794871795">
            <text:p>0.7948717949</text:p>
          </table:table-cell>
          <table:table-cell table:formula="of:=[.AC15]/3" office:value-type="float" office:value="1.12820512820513">
            <text:p>1.1282051282</text:p>
          </table:table-cell>
          <table:table-cell table:formula="of:=[.AD15]/3" office:value-type="float" office:value="1.15384615384615">
            <text:p>1.1538461538</text:p>
          </table:table-cell>
          <table:table-cell table:formula="of:=[.AE15]/3" office:value-type="float" office:value="0.692307692307692">
            <text:p>0.6923076923</text:p>
          </table:table-cell>
          <table:table-cell table:formula="of:=[.AF15]/3" office:value-type="float" office:value="1.1025641025641">
            <text:p>1.1025641026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[.O16]*[.AA16]" office:value-type="float" office:value="0">
            <text:p>0</text:p>
          </table:table-cell>
          <table:table-cell table:formula="of:=[.P16]*[.AB16]" office:value-type="float" office:value="7.20699857099798">
            <text:p>7.206998571</text:p>
          </table:table-cell>
          <table:table-cell table:formula="of:=[.Q16]*[.AC16]" office:value-type="float" office:value="6.25128520645258">
            <text:p>6.2512852065</text:p>
          </table:table-cell>
          <table:table-cell table:formula="of:=[.R16]*[.AD16]" office:value-type="float" office:value="4.43176404430321">
            <text:p>4.4317640443</text:p>
          </table:table-cell>
          <table:table-cell table:formula="of:=[.S16]*[.AE16]" office:value-type="float" office:value="7.7264945446637">
            <text:p>7.7264945447</text:p>
          </table:table-cell>
          <table:table-cell table:formula="of:=[.T16]*[.AF16]" office:value-type="float" office:value="4.64125583789498">
            <text:p>4.6412558379</text:p>
          </table:table-cell>
          <table:table-cell/>
          <table:table-cell table:formula="of:=[.V16]*[.AB33]" office:value-type="float" office:value="1.20116642849966">
            <text:p>1.2011664285</text:p>
          </table:table-cell>
          <table:table-cell table:formula="of:=[.W16]*[.AC33]" office:value-type="float" office:value="1.0418808677421">
            <text:p>1.0418808677</text:p>
          </table:table-cell>
          <table:table-cell table:formula="of:=[.X16]*[.AD33]" office:value-type="float" office:value="0.738627340717201">
            <text:p>0.7386273407</text:p>
          </table:table-cell>
          <table:table-cell table:formula="of:=[.Y16]*[.AE33]" office:value-type="float" office:value="1.28774909077728">
            <text:p>1.2877490908</text:p>
          </table:table-cell>
          <table:table-cell table:formula="of:=[.Z16]*[.AF33]" office:value-type="float" office:value="0.773542639649163">
            <text:p>0.7735426396</text:p>
          </table:table-cell>
          <table:table-cell table:formula="of:=[.AA16]/3" office:value-type="float" office:value="0.289906164207635">
            <text:p>0.2899061642</text:p>
          </table:table-cell>
          <table:table-cell table:formula="of:=[.AB16]/3" office:value-type="float" office:value="0.56990027617674">
            <text:p>0.5699002762</text:p>
          </table:table-cell>
          <table:table-cell table:formula="of:=[.AC16]/3" office:value-type="float" office:value="0.536422676393614">
            <text:p>0.5364226764</text:p>
          </table:table-cell>
          <table:table-cell table:formula="of:=[.AD16]/3" office:value-type="float" office:value="0.375533808099405">
            <text:p>0.3755338081</text:p>
          </table:table-cell>
          <table:table-cell table:formula="of:=[.AE16]/3" office:value-type="float" office:value="0.535093250120749">
            <text:p>0.5350932501</text:p>
          </table:table-cell>
          <table:table-cell table:formula="of:=[.AF16]/3" office:value-type="float" office:value="0.343851157092161">
            <text:p>0.3438511571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1" table:formula="of:=AVERAGE([.O19:.O33])" office:value-type="float" office:value="0">
            <text:p>0</text:p>
          </table:table-cell>
          <table:table-cell table:style-name="ce1" table:formula="of:=AVERAGE([.P19:.P33])" office:value-type="float" office:value="17.5045296877707">
            <text:p>17.5045296878</text:p>
          </table:table-cell>
          <table:table-cell table:style-name="ce1" table:formula="of:=AVERAGE([.Q19:.Q33])" office:value-type="float" office:value="30.6419988954203">
            <text:p>30.6419988954</text:p>
          </table:table-cell>
          <table:table-cell table:style-name="ce1" table:formula="of:=AVERAGE([.R19:.R33])" office:value-type="float" office:value="30.2078769717898">
            <text:p>30.2078769718</text:p>
          </table:table-cell>
          <table:table-cell table:style-name="ce1" table:formula="of:=AVERAGE([.S19:.S33])" office:value-type="float" office:value="13.7561252773366">
            <text:p>13.7561252773</text:p>
          </table:table-cell>
          <table:table-cell table:style-name="ce1" table:formula="of:=AVERAGE([.T19:.T33])" office:value-type="float" office:value="28.7776616317965">
            <text:p>28.7776616318</text:p>
          </table:table-cell>
          <table:table-cell/>
          <table:table-cell table:style-name="ce1" table:formula="of:=AVERAGE([.V19:.V33])" office:value-type="float" office:value="2.91742161462845">
            <text:p>2.9174216146</text:p>
          </table:table-cell>
          <table:table-cell table:style-name="ce1" table:formula="of:=AVERAGE([.W19:.W33])" office:value-type="float" office:value="5.10699981590339">
            <text:p>5.1069998159</text:p>
          </table:table-cell>
          <table:table-cell table:style-name="ce1" table:formula="of:=AVERAGE([.X19:.X33])" office:value-type="float" office:value="5.03464616196497">
            <text:p>5.034646162</text:p>
          </table:table-cell>
          <table:table-cell table:style-name="ce1" table:formula="of:=AVERAGE([.Y19:.Y33])" office:value-type="float" office:value="2.29268754622276">
            <text:p>2.2926875462</text:p>
          </table:table-cell>
          <table:table-cell table:style-name="ce1" table:formula="of:=AVERAGE([.Z19:.Z33])" office:value-type="float" office:value="4.79627693863276">
            <text:p>4.7962769386</text:p>
          </table:table-cell>
          <table:table-cell table:number-columns-repeated="8"/>
        </table:table-row>
        <table:table-row table:style-name="ro1">
          <table:table-cell table:number-columns-repeated="14"/>
          <table:table-cell table:style-name="ce1" table:formula="of:=STDEV([.O19:.O33])" office:value-type="float" office:value="0">
            <text:p>0</text:p>
          </table:table-cell>
          <table:table-cell table:style-name="ce1" table:formula="of:=STDEV([.P19:.P33])" office:value-type="float" office:value="15.8370735638323">
            <text:p>15.8370735638</text:p>
          </table:table-cell>
          <table:table-cell table:style-name="ce1" table:formula="of:=STDEV([.Q19:.Q33])" office:value-type="float" office:value="23.3382696675677">
            <text:p>23.3382696676</text:p>
          </table:table-cell>
          <table:table-cell table:style-name="ce1" table:formula="of:=STDEV([.R19:.R33])" office:value-type="float" office:value="18.316523395915">
            <text:p>18.3165233959</text:p>
          </table:table-cell>
          <table:table-cell table:style-name="ce1" table:formula="of:=STDEV([.S19:.S33])" office:value-type="float" office:value="13.1998511468317">
            <text:p>13.1998511468</text:p>
          </table:table-cell>
          <table:table-cell table:style-name="ce1" table:formula="of:=STDEV([.T19:.T33])" office:value-type="float" office:value="20.6183946988187">
            <text:p>20.6183946988</text:p>
          </table:table-cell>
          <table:table-cell/>
          <table:table-cell table:style-name="ce1" table:formula="of:=STDEV([.V19:.V33])" office:value-type="float" office:value="2.63951226063872">
            <text:p>2.6395122606</text:p>
          </table:table-cell>
          <table:table-cell table:style-name="ce1" table:formula="of:=STDEV([.W19:.W33])" office:value-type="float" office:value="3.88971161126128">
            <text:p>3.8897116113</text:p>
          </table:table-cell>
          <table:table-cell table:style-name="ce1" table:formula="of:=STDEV([.X19:.X33])" office:value-type="float" office:value="3.05275389931917">
            <text:p>3.0527538993</text:p>
          </table:table-cell>
          <table:table-cell table:style-name="ce1" table:formula="of:=STDEV([.Y19:.Y33])" office:value-type="float" office:value="2.19997519113862">
            <text:p>2.1999751911</text:p>
          </table:table-cell>
          <table:table-cell table:style-name="ce1" table:formula="of:=STDEV([.Z19:.Z33])" office:value-type="float" office:value="3.43639911646978">
            <text:p>3.4363991165</text:p>
          </table:table-cell>
          <table:table-cell table:number-columns-repeated="8"/>
        </table:table-row>
        <table:table-row table:style-name="ro1">
          <table:table-cell table:number-columns-repeated="21"/>
          <table:table-cell office:value-type="string">
            <text:p>Weighted averages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>
            <text:p>Avg. Factor Counts (SD)</text:p>
          </table:table-cell>
          <table:table-cell office:value-type="string">
            <text:p>Avg. Factor Score (SD)</text:p>
          </table:table-cell>
          <table:table-cell office:value-type="string">
            <text:p>Avg. Weighted Factor Score (SD)</text:p>
          </table:table-cell>
          <table:table-cell table:number-columns-repeated="3"/>
          <table:table-cell table:formula="of:=[.V15]*[.AB15]" office:value-type="float" office:value="10.1804733727811">
            <text:p>10.1804733728</text:p>
          </table:table-cell>
          <table:table-cell table:formula="of:=[.W15]*[.AC15]" office:value-type="float" office:value="14.189349112426">
            <text:p>14.1893491124</text:p>
          </table:table-cell>
          <table:table-cell table:formula="of:=[.X15]*[.AD15]" office:value-type="float" office:value="15.8431952662722">
            <text:p>15.8431952663</text:p>
          </table:table-cell>
          <table:table-cell table:formula="of:=[.Y15]*[.AE15]" office:value-type="float" office:value="8.30769230769231">
            <text:p>8.3076923077</text:p>
          </table:table-cell>
          <table:table-cell table:formula="of:=[.Z15]*[.AF15]" office:value-type="float" office:value="15.0118343195266">
            <text:p>15.0118343195</text:p>
          </table:table-cell>
          <table:table-cell table:number-columns-repeated="8"/>
        </table:table-row>
        <table:table-row table:style-name="ro1">
          <table:table-cell table:number-columns-repeated="14"/>
          <table:table-cell office:value-type="string">
            <text:p>Collaboration</text:p>
          </table:table-cell>
          <table:table-cell office:value-type="string">
            <text:p>0.38 (0.87)</text:p>
          </table:table-cell>
          <table:table-cell table:number-columns-repeated="2" office:value-type="string">
            <text:p>0 (0)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string">
            <text:p>Enjoyment</text:p>
          </table:table-cell>
          <table:table-cell office:value-type="string">
            <text:p>2.38 (1.71)</text:p>
          </table:table-cell>
          <table:table-cell office:value-type="string">
            <text:p>8.54 (4.22)</text:p>
          </table:table-cell>
          <table:table-cell office:value-type="string">
            <text:p>17.5 (15.84)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string">
            <text:p>Exploration</text:p>
          </table:table-cell>
          <table:table-cell office:value-type="string">
            <text:p>3.38 (1.61)</text:p>
          </table:table-cell>
          <table:table-cell office:value-type="string">
            <text:p>8.38 (3.88)</text:p>
          </table:table-cell>
          <table:table-cell office:value-type="string">
            <text:p>30.64 (23.34)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string">
            <text:p>Expressiveness</text:p>
          </table:table-cell>
          <table:table-cell office:value-type="string">
            <text:p>3.46 (1.13)</text:p>
          </table:table-cell>
          <table:table-cell office:value-type="string">
            <text:p>9.15 (3.93)</text:p>
          </table:table-cell>
          <table:table-cell office:value-type="string">
            <text:p>30.21 (18.32)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string">
            <text:p>Immersion</text:p>
          </table:table-cell>
          <table:table-cell office:value-type="string">
            <text:p>2.08 (1.61)</text:p>
          </table:table-cell>
          <table:table-cell office:value-type="string">
            <text:p>8.00 (4.81)</text:p>
          </table:table-cell>
          <table:table-cell office:value-type="string">
            <text:p>17.76 (13.12)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string">
            <text:p>ResultsWorthEffort</text:p>
          </table:table-cell>
          <table:table-cell office:value-type="string">
            <text:p>3.31 (1.03)</text:p>
          </table:table-cell>
          <table:table-cell office:value-type="string">
            <text:p>9.08 (4.50)</text:p>
          </table:table-cell>
          <table:table-cell office:value-type="string">
            <text:p>28.78 (20.62)</text:p>
          </table:table-cell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14/11/2017</text:date>, <text:time>16:23:2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11-14T16:23:28.19</dc:date>
    <dc:creator>Marijn </dc:creator>
    <meta:editing-duration>PT1H24M39S</meta:editing-duration>
    <meta:editing-cycles>4</meta:editing-cycles>
    <meta:document-statistic meta:table-count="1" meta:cell-count="841" meta:object-count="0"/>
  </office:meta>
</office:document-meta>
</file>